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 text:start-value="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 text:start-value="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h text:style-name="Heading_20_1" text:outline-level="1">🎬 <text:span text:style-name="Strong_20_Emphasis">Day 17 Template Literals + Default Parameters </text:span></text:h>
      <text:p text:style-name="Horizontal_20_Line"/>
      <text:h text:style-name="Heading_20_2" text:outline-level="2"><text:span text:style-name="Strong_20_Emphasis"/></text:h>
      <text:h text:style-name="Heading_20_2" text:outline-level="2">📘 <text:span text:style-name="Strong_20_Emphasis">1. Template Literals </text:span></text:h>
      <text:p text:style-name="Text_20_body">Template literals, or template strings, are a <text:span text:style-name="Strong_20_Emphasis">modern feature of JavaScript</text:span> that provide a <text:span text:style-name="Strong_20_Emphasis">flexible and powerful way</text:span> to create strings.</text:p>
      <text:p text:style-name="Text_20_body">In traditional JavaScript, we used the <text:span text:style-name="Strong_20_Emphasis">"+" operator</text:span> for concatenation, like this:</text:p>
      <text:p text:style-name="Preformatted_20_Text"><text:span text:style-name="Source_20_Text">const name = "Ravi";</text:span></text:p>
      <text:p text:style-name="Preformatted_20_Text"><text:span text:style-name="Source_20_Text">const age = 22;</text:span></text:p>
      <text:p text:style-name="P1"><text:span text:style-name="Source_20_Text">console.log("Hello " + name + ", your age is " + age);</text:span></text:p>
      <text:p text:style-name="Text_20_body">This becomes <text:span text:style-name="Strong_20_Emphasis">messy and hard-to-read</text:span>, especially for <text:span text:style-name="Strong_20_Emphasis">multi-line strings</text:span> and <text:span text:style-name="Strong_20_Emphasis">expressions</text:span>.<text:line-break/>Template literals solve these problems and allow:</text:p>
      <text:list xml:id="list941608016" text:style-name="L1">
        <text:list-item>
          <text:p text:style-name="P2"><text:span text:style-name="Strong_20_Emphasis">Multi-line strings</text:span></text:p>
        </text:list-item>
        <text:list-item>
          <text:p text:style-name="P2"><text:span text:style-name="Strong_20_Emphasis">Variable embedding directly using </text:span><text:span text:style-name="Strong_20_Emphasis"><text:span text:style-name="Source_20_Text">${}</text:span></text:span></text:p>
        </text:list-item>
        <text:list-item>
          <text:p text:style-name="P2"><text:span text:style-name="Strong_20_Emphasis">Expression evaluation inside strings</text:span></text:p>
        </text:list-item>
      </text:list>
      <text:p text:style-name="Horizontal_20_Line"/>
      <text:h text:style-name="Heading_20_3" text:outline-level="3"><text:span text:style-name="Strong_20_Emphasis">Types of Template Literals</text:span></text:h>
      <text:list xml:id="list2157338060" text:style-name="L2">
        <text:list-item>
          <text:p text:style-name="P3"><text:span text:style-name="Strong_20_Emphasis">Basic Variable Injection</text:span></text:p>
        </text:list-item>
      </text:list>
      <text:p text:style-name="Preformatted_20_Text"><text:span text:style-name="Source_20_Text">const name = "Ravi";</text:span></text:p>
      <text:p text:style-name="P1"><text:span text:style-name="Source_20_Text">console.log(`Hello ${name}`); <text:s/>// Hello Ravi</text:span></text:p>
      <text:list xml:id="list2431834295" text:style-name="L3">
        <text:list-item>
          <text:p text:style-name="P4"><text:span text:style-name="Strong_20_Emphasis">Expression Evaluation</text:span></text:p>
        </text:list-item>
      </text:list>
      <text:p text:style-name="Preformatted_20_Text"><text:span text:style-name="Source_20_Text">const a = 5, b = 10;</text:span></text:p>
      <text:p text:style-name="P1"><text:span text:style-name="Source_20_Text">console.log(`Sum is ${a + b}`); <text:s/>// Sum is 15</text:span></text:p>
      <text:list xml:id="list4233401368" text:style-name="L4">
        <text:list-item>
          <text:p text:style-name="P5"><text:span text:style-name="Strong_20_Emphasis">Multi-line Strings</text:span></text:p>
        </text:list-item>
      </text:list>
      <text:p text:style-name="Preformatted_20_Text"><text:span text:style-name="Source_20_Text">const msg = `Hello,</text:span></text:p>
      <text:p text:style-name="Preformatted_20_Text"><text:span text:style-name="Source_20_Text">This is a multi-line</text:span></text:p>
      <text:p text:style-name="Preformatted_20_Text"><text:span text:style-name="Source_20_Text">template literal`;</text:span></text:p>
      <text:p text:style-name="P1"><text:span text:style-name="Source_20_Text">console.log(msg);</text:span></text:p>
      <text:list xml:id="list450448872" text:style-name="L5">
        <text:list-item>
          <text:p text:style-name="P6"><text:span text:style-name="Strong_20_Emphasis">Function Calls inside Template Literals</text:span></text:p>
        </text:list-item>
      </text:list>
      <text:p text:style-name="Preformatted_20_Text"><text:soft-page-break/><text:span text:style-name="Source_20_Text">function greet() { return "Hi there"; }</text:span></text:p>
      <text:p text:style-name="P1"><text:span text:style-name="Source_20_Text">console.log(`Message: ${greet()}`); <text:s/>// Message: Hi there</text:span></text:p>
      <text:p text:style-name="Text_20_body"/>
      <text:p text:style-name="Horizontal_20_Line"/>
      <text:h text:style-name="Heading_20_3" text:outline-level="3"><text:span text:style-name="Strong_20_Emphasis">Line-by-Line Example</text:span></text:h>
      <text:p text:style-name="Preformatted_20_Text"><text:span text:style-name="Source_20_Text">const name = "Ravi"; <text:s text:c="7"/>// Define variable 'name'</text:span></text:p>
      <text:p text:style-name="Preformatted_20_Text"><text:span text:style-name="Source_20_Text">const age = 22; <text:s text:c="12"/>// Define variable 'age'</text:span></text:p>
      <text:p text:style-name="Preformatted_20_Text"/>
      <text:p text:style-name="Preformatted_20_Text"><text:span text:style-name="Source_20_Text">const msg = `Hello ${name}, your age is ${age}`; <text:s/>// Using template literal</text:span></text:p>
      <text:p text:style-name="P1"><text:span text:style-name="Source_20_Text">console.log(msg); <text:s text:c="10"/>// Output: "Hello Ravi, your age is 22"</text:span></text:p>
      <text:p text:style-name="Text_20_body"><text:span text:style-name="Strong_20_Emphasis"/></text:p>
      <text:p text:style-name="Horizontal_20_Line"/>
      <text:h text:style-name="Heading_20_2" text:outline-level="2">📘 <text:span text:style-name="Strong_20_Emphasis">2. Default Parameters</text:span></text:h>
      <text:h text:style-name="Heading_20_3" text:outline-level="3"><text:span text:style-name="Strong_20_Emphasis"/></text:h>
      <text:p text:style-name="Text_20_body">Default parameters are a <text:span text:style-name="Strong_20_Emphasis">super useful feature</text:span> that allow you to set <text:span text:style-name="Strong_20_Emphasis">fallback values</text:span> for function arguments.</text:p>
      <text:p text:style-name="Text_20_body">The benefit is that if a <text:span text:style-name="Strong_20_Emphasis">user does not provide a value</text:span>, the function will still work without causing <text:span text:style-name="Strong_20_Emphasis">undefined errors</text:span>.</text:p>
      <text:p text:style-name="Horizontal_20_Line"/>
      <text:h text:style-name="Heading_20_3" text:outline-level="3"><text:span text:style-name="Strong_20_Emphasis">Types of Default Parameters</text:span></text:h>
      <text:list xml:id="list2415143817" text:style-name="L6">
        <text:list-item>
          <text:p text:style-name="P7"><text:span text:style-name="Strong_20_Emphasis">Simple Default Values</text:span></text:p>
        </text:list-item>
      </text:list>
      <text:p text:style-name="Preformatted_20_Text"><text:span text:style-name="Source_20_Text">function add(a = 0, b = 0) {</text:span></text:p>
      <text:p text:style-name="Preformatted_20_Text"><text:span text:style-name="Source_20_Text"><text:s text:c="2"/>return a + b;</text:span></text:p>
      <text:p text:style-name="Preformatted_20_Text"><text:span text:style-name="Source_20_Text">}</text:span></text:p>
      <text:p text:style-name="P1"><text:span text:style-name="Source_20_Text">console.log(add()); <text:s text:c="7"/>// 0</text:span></text:p>
      <text:list xml:id="list2887821413" text:style-name="L7">
        <text:list-item>
          <text:p text:style-name="P8"><text:span text:style-name="Strong_20_Emphasis">Default Value from Expression</text:span></text:p>
        </text:list-item>
      </text:list>
      <text:p text:style-name="Preformatted_20_Text"><text:span text:style-name="Source_20_Text">function multiply(a, b = a * 2) {</text:span></text:p>
      <text:p text:style-name="Preformatted_20_Text"><text:span text:style-name="Source_20_Text"><text:s text:c="2"/>return a * b;</text:span></text:p>
      <text:p text:style-name="Preformatted_20_Text"><text:span text:style-name="Source_20_Text">}</text:span></text:p>
      <text:p text:style-name="P1"><text:span text:style-name="Source_20_Text">console.log(multiply(5)); <text:s/>// 25 (5 * (5*2))</text:span></text:p>
      <text:list xml:id="list2109942565" text:style-name="L8">
        <text:list-item>
          <text:p text:style-name="P9"><text:span text:style-name="Strong_20_Emphasis">Default Values using Function Call</text:span></text:p>
        </text:list-item>
      </text:list>
      <text:p text:style-name="Preformatted_20_Text"><text:span text:style-name="Source_20_Text">function defaultName() { return "Student"; }</text:span></text:p>
      <text:p text:style-name="Preformatted_20_Text"><text:span text:style-name="Source_20_Text">function greet(name = defaultName()) {</text:span></text:p>
      <text:p text:style-name="Preformatted_20_Text"><text:span text:style-name="Source_20_Text"><text:s text:c="2"/>console.log(`Hello ${name}`);</text:span></text:p>
      <text:p text:style-name="Preformatted_20_Text"><text:span text:style-name="Source_20_Text">}</text:span></text:p>
      <text:p text:style-name="P1"><text:span text:style-name="Source_20_Text">greet(); <text:s text:c="18"/>// Hello Student</text:span></text:p>
      <text:p text:style-name="Text_20_body"><text:soft-page-break/>💡</text:p>
      <text:p text:style-name="Horizontal_20_Line"/>
      <text:h text:style-name="Heading_20_3" text:outline-level="3"><text:span text:style-name="Strong_20_Emphasis"/></text:h>
      <text:h text:style-name="Heading_20_2" text:outline-level="2">📝 <text:span text:style-name="Strong_20_Emphasis">Exercise</text:span></text:h>
      <text:p text:style-name="Text_20_body"><text:span text:style-name="Strong_20_Emphasis">Task:</text:span></text:p>
      <text:list xml:id="list1116042383" text:style-name="L9">
        <text:list-item>
          <text:p text:style-name="P10">Create a function using default parameters.</text:p>
        </text:list-item>
        <text:list-item>
          <text:p text:style-name="P10">Use template literals to print:</text:p>
        </text:list-item>
      </text:list>
      <text:p text:style-name="P1"><text:span text:style-name="Source_20_Text">My name is __ and I am learning ES6+</text:span></text:p>
      <text:p text:style-name="Text_20_body"><text:span text:style-name="Strong_20_Emphasis">Solution Example</text:span></text:p>
      <text:p text:style-name="Preformatted_20_Text"><text:span text:style-name="Source_20_Text">function introduce(name = "Student") {</text:span></text:p>
      <text:p text:style-name="Preformatted_20_Text"><text:span text:style-name="Source_20_Text"><text:s text:c="2"/>return `My name is ${name} and I am learning ES6+`;</text:span></text:p>
      <text:p text:style-name="Preformatted_20_Text"><text:span text:style-name="Source_20_Text">}</text:span></text:p>
      <text:p text:style-name="Preformatted_20_Text"/>
      <text:p text:style-name="Preformatted_20_Text"><text:span text:style-name="Source_20_Text">console.log(introduce("Ravi")); // Output: My name is Ravi and I am learning ES6+</text:span></text:p>
      <text:p text:style-name="P1"><text:span text:style-name="Source_20_Text">console.log(introduce()); <text:s text:c="7"/>// Output: My name is Student and I am learning ES6+</text:span></text:p>
      <text:p text:style-name="Horizontal_20_Line"/>
      <text:h text:style-name="Heading_20_2" text:outline-level="2">❓ <text:span text:style-name="Strong_20_Emphasis">Quiz </text:span></text:h>
      <text:p text:style-name="Text_20_body"><text:span text:style-name="Strong_20_Emphasis">Q. Why are template literals better than string concatenation?</text:span><text:line-break/>A) Easier variable embedding<text:line-break/>B) Multi-line support<text:line-break/>C) Cleaner syntax<text:line-break/>D) All of the above</text:p>
      <text:p text:style-name="Text_20_body">✔ <text:span text:style-name="Strong_20_Emphasis">Answer:</text:span> D — All of the above</text:p>
      <text:p text:style-name="Horizontal_20_Line"/>
      <text:h text:style-name="Heading_20_2" text:outline-level="2"><text:span text:style-name="Strong_20_Emphasis"/>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Times New Roman" fo:font-family="'Times New Roman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11-30T17:25:57.975000000</meta:creation-date>
    <dc:date>2025-12-02T12:53:56.683000000</dc:date>
    <meta:editing-duration>PT48M3S</meta:editing-duration>
    <meta:editing-cycles>2</meta:editing-cycles>
    <meta:generator>Neat_Office/6.2.8.2$Windows_x86 LibreOffice_project/</meta:generator>
    <meta:document-statistic meta:table-count="0" meta:image-count="0" meta:object-count="0" meta:page-count="3" meta:paragraph-count="66" meta:word-count="421" meta:character-count="2588" meta:non-whitespace-character-count="2167"/>
  </office:meta>
</office:document-meta>
</file>